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oms-title">
      <style:graphic-properties draw:fill-color="#ffffff" fo:min-height="3.257cm"/>
    </style:style>
    <style:style style:name="pr2" style:family="presentation" style:parent-style-name="oms-outline1">
      <style:graphic-properties draw:fill-color="#ffffff" fo:min-height="12.98cm"/>
    </style:style>
    <style:style style:name="pr3" style:family="presentation" style:parent-style-name="oms-notes">
      <style:graphic-properties draw:fill-color="#ffffff" fo:min-height="11.16cm"/>
    </style:style>
    <style:style style:name="pr4" style:family="presentation" style:parent-style-name="oms-title">
      <style:graphic-properties draw:fill-color="#ffffff" draw:auto-grow-height="true" fo:min-height="3.508cm"/>
    </style:style>
    <style:style style:name="pr5" style:family="presentation" style:parent-style-name="oms-outline1">
      <style:graphic-properties draw:fill-color="#ffffff" draw:auto-grow-height="true" fo:min-height="13.231cm"/>
    </style:style>
    <style:style style:name="pr6" style:family="presentation" style:parent-style-name="oms-notes">
      <style:graphic-properties draw:fill-color="#ffffff" draw:auto-grow-height="true" fo:min-height="11.411cm"/>
    </style:style>
    <style:style style:name="pr7" style:family="presentation" style:parent-style-name="oms-outline1" style:list-style-name="L5">
      <style:graphic-properties draw:fill-color="#ffffff" fo:min-height="12.98cm"/>
    </style:style>
    <style:style style:name="pr8" style:family="presentation" style:parent-style-name="oms-outline1">
      <style:graphic-properties draw:fill-color="#ffffff" draw:auto-grow-height="true" fo:min-height="3cm"/>
    </style:style>
    <style:style style:name="pr9" style:family="presentation" style:parent-style-name="oms-outline1">
      <style:graphic-properties draw:fill-color="#ffffff" draw:auto-grow-height="true" fo:min-height="3.069cm"/>
    </style:style>
    <style:style style:name="pr10" style:family="presentation" style:parent-style-name="oms-outline1" style:list-style-name="L5">
      <style:graphic-properties draw:fill-color="#ffffff" fo:min-height="12.98cm"/>
    </style:style>
    <style:style style:name="pr11" style:family="presentation" style:parent-style-name="oms-outline1">
      <style:graphic-properties draw:fill-color="#ffffff" draw:auto-grow-height="true" fo:min-height="8.412cm"/>
    </style:style>
    <style:style style:name="pr12" style:family="presentation" style:parent-style-name="oms-notes">
      <style:graphic-properties draw:fill-color="#ffffff" fo:min-height="11.161cm"/>
    </style:style>
    <style:style style:name="pr13" style:family="presentation" style:parent-style-name="oms-outline1">
      <style:graphic-properties draw:fill-color="#ffffff" fo:min-height="3.662cm"/>
    </style:style>
    <style:style style:name="pr14" style:family="presentation" style:parent-style-name="oms-outline1">
      <style:graphic-properties draw:fill-color="#ffffff" fo:min-height="5.818cm"/>
    </style:style>
    <style:style style:name="pr15" style:family="presentation" style:parent-style-name="oms-outline1">
      <style:graphic-properties draw:fill-color="#ffffff" fo:min-height="7.818cm"/>
    </style:style>
    <style:style style:name="pr16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8" style:family="paragraph">
      <style:paragraph-properties fo:margin-left="1.2cm" fo:margin-right="0cm" text:enable-numbering="true" fo:text-indent="-0.9cm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575cm" fo:margin-right="0cm" text:enable-numbering="tru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4.8cm" fo:margin-right="0cm" text:enable-numbering="false" fo:text-indent="-0.6cm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weight="normal"/>
    </style:style>
    <style:style style:name="T5" style:family="text">
      <style:text-properties fo:color="#800000" fo:font-family="'Bitstream Vera Sans'" style:font-family-generic="swiss" style:font-pitch="variable" fo:font-weight="bold"/>
    </style:style>
    <style:style style:name="T6" style:family="text">
      <style:text-properties fo:color="#800000" fo:font-family="'Bitstream Vera Sans'" style:font-family-generic="swiss" style:font-pitch="variable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80" fo:font-size="32pt" fo:font-weight="bold" style:font-size-asian="24pt" style:font-size-complex="24pt"/>
    </style:style>
    <style:style style:name="T10" style:family="text">
      <style:text-properties fo:color="#800000" fo:font-size="32pt" fo:font-weight="bold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font-size="28pt" fo:font-weight="bold"/>
    </style:style>
    <style:style style:name="T13" style:family="text">
      <style:text-properties fo:font-family="'Bitstream Vera Sans Mono'" style:font-family-generic="swiss" style:font-pitch="fixed" fo:font-size="28pt"/>
    </style:style>
    <style:style style:name="T14" style:family="text">
      <style:text-properties fo:color="#800000" fo:font-size="28pt" fo:font-weight="bold"/>
    </style:style>
    <style:style style:name="T15" style:family="text">
      <style:text-properties fo:color="#800000" fo:font-size="28pt" fo:font-style="italic" fo:font-weight="bold"/>
    </style:style>
    <style:style style:name="T16" style:family="text">
      <style:text-properties fo:color="#800000" style:text-position="sub 58%" fo:font-size="28pt" fo:font-style="italic" fo:font-weight="bold" style:font-size-asian="24pt" style:font-size-complex="24pt"/>
    </style:style>
    <style:style style:name="T17" style:family="text">
      <style:text-properties fo:font-size="28pt" fo:font-style="italic"/>
    </style:style>
    <style:style style:name="T18" style:family="text">
      <style:text-properties fo:font-size="36pt"/>
    </style:style>
    <style:style style:name="T19" style:family="text">
      <style:text-properties fo:font-size="36pt" fo:font-style="italic"/>
    </style:style>
    <style:style style:name="T20" style:family="text">
      <style:text-properties fo:font-family="'Bitstream Vera Sans Mono'" style:font-family-generic="swiss" style:font-pitch="fixed"/>
    </style:style>
    <style:style style:name="T21" style:family="text">
      <style:text-properties fo:font-family="Albany" style:font-family-generic="swiss"/>
    </style:style>
    <style:style style:name="T22" style:family="text">
      <style:text-properties fo:font-size="28pt" fo:font-style="italic" fo:font-weight="bold"/>
    </style:style>
    <style:style style:name="T23" style:family="text">
      <style:text-properties fo:font-size="26pt"/>
    </style:style>
    <style:style style:name="T24" style:family="text">
      <style:text-properties fo:font-size="26pt" fo:font-style="italic"/>
    </style:style>
    <style:style style:name="T25" style:family="text">
      <style:text-properties fo:font-size="24pt" fo:font-style="italic"/>
    </style:style>
    <style:style style:name="T26" style:family="text">
      <style:text-properties fo:font-size="24pt" fo:font-style="italic" style:text-underline-style="solid" style:text-underline-width="auto" style:text-underline-color="font-color"/>
    </style:style>
    <style:style style:name="T27" style:family="text">
      <style:text-properties fo:color="#800000" fo:font-weight="bold"/>
    </style:style>
    <style:style style:name="T28" style:family="text">
      <style:text-properties fo:color="#800000"/>
    </style:style>
    <style:style style:name="T29" style:family="text">
      <style:text-properties fo:color="#000000" fo:font-size="32pt" fo:font-weight="normal" style:font-size-asian="24pt" style:font-size-complex="24pt"/>
    </style:style>
    <style:style style:name="T30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size="26pt" fo:font-style="normal"/>
    </style:style>
    <style:style style:name="T32" style:family="text">
      <style:text-properties fo:font-size="26pt" fo:font-style="italic" fo:font-weight="normal"/>
    </style:style>
    <style:style style:name="T33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4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ize="26pt" fo:font-style="italic"/>
    </style:style>
    <style:style style:name="T36" style:family="text">
      <style:text-properties fo:font-size="26pt" fo:font-style="italic" fo:font-weight="bold"/>
    </style:style>
    <style:style style:name="T37" style:family="text">
      <style:text-properties fo:font-family="Albany" style:font-family-generic="swiss" fo:font-size="26pt" fo:font-style="normal"/>
    </style:style>
    <style:style style:name="T38" style:family="text">
      <style:text-properties fo:font-family="Albany" style:font-family-generic="swiss" fo:font-size="26pt" fo:font-style="italic" fo:font-weight="normal"/>
    </style:style>
    <style:style style:name="T39" style:family="text">
      <style:text-properties fo:font-family="Albany" style:font-family-generic="swiss" fo:font-size="28pt"/>
    </style:style>
    <style:style style:name="T40" style:family="text">
      <style:text-properties fo:font-family="Albany" style:font-family-generic="swiss" fo:font-size="28pt" fo:font-style="italic"/>
    </style:style>
    <style:style style:name="T41" style:family="text">
      <style:text-properties fo:font-family="Albany" style:font-family-generic="swiss" fo:font-size="26pt"/>
    </style:style>
    <style:style style:name="T42" style:family="text">
      <style:text-properties style:text-position="sub 58%" fo:font-family="Albany" style:font-family-generic="swiss" fo:font-size="26pt" fo:font-style="italic"/>
    </style:style>
    <style:style style:name="T43" style:family="text">
      <style:text-properties style:text-position="sub 58%" fo:font-size="28pt" fo:font-style="italic" fo:font-weight="normal"/>
    </style:style>
    <style:style style:name="T44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5" style:family="text">
      <style:text-properties fo:font-size="28pt" fo:font-style="normal"/>
    </style:style>
    <style:style style:name="T46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7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8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9" style:family="text">
      <style:text-properties fo:font-size="32pt"/>
    </style:style>
    <style:style style:name="T50" style:family="text">
      <style:text-properties fo:font-family="'Bitstream Vera Sans Mono'" style:font-family-generic="swiss" style:font-pitch="fixed" fo:font-size="32pt"/>
    </style:style>
    <style:style style:name="T51" style:family="text">
      <style:text-properties fo:color="#800000" fo:font-family="'Bitstream Vera Sans Mono'" style:font-family-generic="swiss" style:font-pitch="fixed" fo:font-size="22pt" fo:font-weight="bold"/>
    </style:style>
    <style:style style:name="T52" style:family="text">
      <style:text-properties fo:font-family="'Bitstream Vera Sans Mono'" style:font-family-generic="swiss" style:font-pitch="fixed" fo:font-size="24pt" fo:font-weight="bold"/>
    </style:style>
    <style:style style:name="T53" style:family="text">
      <style:text-properties fo:font-family="'Bitstream Vera Sans Mono'" style:font-family-generic="swiss" style:font-pitch="fixed" fo:font-size="22pt" fo:font-weight="bold"/>
    </style:style>
    <style:style style:name="T54" style:family="text">
      <style:text-properties fo:font-style="italic"/>
    </style:style>
    <style:style style:name="T55" style:family="text">
      <style:text-properties fo:font-style="normal"/>
    </style:style>
    <style:style style:name="T56" style:family="text">
      <style:text-properties fo:font-family="StarSymbol" style:font-style-name="Regular" style:font-pitch="variable" style:font-charset="x-symbol" fo:font-size="3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57" style:family="text">
      <style:text-properties style:text-position="super 58%" fo:font-size="32pt"/>
    </style:style>
    <style:style style:name="T58" style:family="text">
      <style:text-properties style:text-underline-style="solid" style:text-underline-width="auto" style:text-underline-color="font-color" fo:font-weight="bold"/>
    </style:style>
    <style:style style:name="T59" style:family="text">
      <style:text-properties fo:font-weight="normal"/>
    </style:style>
    <style:style style:name="T60" style:family="text">
      <style:text-properties fo:font-family="'Bitstream Vera Sans Mono'" style:font-family-generic="swiss" style:font-pitch="fixed" fo:font-size="28pt" fo:font-weight="bold"/>
    </style:style>
    <style:style style:name="T61" style:family="text">
      <style:text-properties fo:font-size="28pt" fo:font-weight="normal"/>
    </style:style>
    <style:style style:name="T62" style:family="text">
      <style:text-properties fo:font-size="28pt" fo:font-style="italic" fo:font-weight="normal"/>
    </style:style>
    <style:style style:name="T63" style:family="text">
      <style:text-properties fo:color="#800000" fo:font-family="'Bitstream Vera Sans Mono'" style:font-family-generic="swiss" style:font-pitch="fixed" fo:font-size="28pt" fo:font-weight="bold"/>
    </style:style>
    <style:style style:name="T64" style:family="text">
      <style:text-properties fo:color="#000000" fo:font-size="32pt"/>
    </style:style>
    <style:style style:name="T65" style:family="text">
      <style:text-properties fo:font-family="'Bitstream Vera Sans Mono'" style:font-family-generic="swiss" style:font-pitch="fixed" fo:font-weight="normal"/>
    </style:style>
    <style:style style:name="T66" style:family="text">
      <style:text-properties fo:font-family="Albany" style:font-family-generic="swiss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575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ome Announcement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2"><text:span text:style-name="T1">Wednesday bridge and Friday football is on, just like the previous wee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hink about it, we'll do a head count later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Previous days' exercise solutions now linked on the wiki.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oms" presentation:presentation-page-layout-name="AL1T1" presentation:use-footer-name="ftr1">
        <draw:frame presentation:style-name="pr4" draw:text-style-name="P5" draw:layer="layout" svg:width="23.912cm" svg:height="3.508cm" svg:x="2.058cm" svg:y="1.542cm" presentation:class="title" presentation:user-transformed="true">
          <draw:text-box>
            <text:p text:style-name="P1"><text:span text:style-name="T2">ME3: Calibration &amp; Correction</text:span></text:p>
          </draw:text-box>
        </draw:frame>
        <draw:frame presentation:style-name="pr5" draw:text-style-name="P7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6"><text:span text:style-name="T3">Objectives:</text:span></text:p>
              </text:list-item>
            </text:list>
            <text:list text:style-name="L2">
              <text:list-item>
                <text:p text:style-name="P2"><text:span text:style-name="T4">Figuring out what calibration is!</text:span></text:p>
              </text:list-item>
            </text:list>
            <text:list text:style-name="L2">
              <text:list-item>
                <text:p text:style-name="P2"><text:span text:style-name="T4">Framing the calibration problem in Measurement Equation terms.</text:span></text:p>
              </text:list-item>
            </text:list>
            <text:list text:style-name="L2">
              <text:list-item>
                <text:p text:style-name="P2"><text:span text:style-name="T1">Implementing some calibration trees.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6"><text:span text:style-name="T5">svn up Workshop2007</text:span><text:span text:style-name="T6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2" draw:text-style-name="P8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7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2"><text:span text:style-name="T7">www.ndt-ed.org/GeneralResources/Glossary/letter/c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2"><text:span text:style-name="T7">www.omega.com/literature/transactions/volume1/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2"><text:span text:style-name="T7">www.geog.leeds.ac.uk/staff/m.blake/magis/glossary/esriglos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2"><text:span text:style-name="T7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2"><text:span text:style-name="T7">www.inkcartridgesworld.com/_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establishing a set of values for correct operation.</text:span></text:p>
              </text:list-item>
            </text:list>
            <text:list text:style-name="L2">
              <text:list-item>
                <text:p text:style-name="P2"><text:span text:style-name="T7">www.blazepoint.co.uk/faq_label_printers_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2"><text:span text:style-name="T7">www.nzelectricity.co.nz/H9glossary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process of comparing an instrument's accuracy to known standards</text:span></text:p>
              </text:list-item>
            </text:list>
            <text:list text:style-name="L2">
              <text:list-item>
                <text:p text:style-name="P2"><text:span text:style-name="T7">www.tsgc.utexas.edu/stars/glossary1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2"><text:span text:style-name="T7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9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9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2cm" svg:height="5cm" svg:x="4cm" svg:y="10cm">
          <text:p text:style-name="P10"><text:span text:style-name="T8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Determining the properties of the sky and the instrument with sufficient accuracy.</text:p>
              </text:list-item>
            </text:list>
            <text:list text:style-name="L2">
              <text:list-item>
                <text:p text:style-name="P4">“Taking out” (as much as possible) instrumental corruptions.</text:p>
              </text:list-item>
            </text:list>
            <text:list text:style-name="L2">
              <text:list-item>
                <text:p text:style-name="P4">Subtracting known sources</text:p>
              </text:list-item>
            </text:list>
            <text:list text:style-name="L2">
              <text:list-item>
                <text:p text:style-name="P4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2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covered this last week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Fit to observed visibilities</text:p>
              </text:list-item>
            </text:list>
            <text:list text:style-name="L6">
              <text:list-item>
                <text:list>
                  <text:list-item>
                    <text:p text:style-name="P3">solving for parameters of the sky and/or the instrumen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9"><text:s/></text:span><text:span text:style-name="T10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2" draw:text-style-name="P1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The </text:span><text:span text:style-name="T12">Meq.MatrixInvert22</text:span><text:span text:style-name="T11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A </text:span><text:span text:style-name="T12">Meq.Spigot</text:span><text:span text:style-name="T11"> reads data from the MS.</text:span></text:p>
              </text:list-item>
            </text:list>
            <text:list text:style-name="L2">
              <text:list-item>
                <text:p text:style-name="P4"><text:span text:style-name="T11">See </text:span><text:span text:style-name="T13">ME3/demo1-correct-gains.py</text:span><text:span text:style-name="T11">.</text:span></text:p>
              </text:list-item>
            </text:list>
            <text:list text:style-name="L2">
              <text:list-item>
                <text:p text:style-name="P2"><text:span text:style-name="T11">Re-run ME1 exercise 1 to simulate an MS with instrumental polariz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1"><text:s/></text:span><text:span text:style-name="T11"><text:tab/></text:span><text:span text:style-name="T14">(but fix </text:span><text:span text:style-name="T15">a</text:span><text:span text:style-name="T16">p</text:span><text:span text:style-name="T14">=</text:span><text:span text:style-name="T15">p</text:span><text:span text:style-name="T14">*1e-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1">Run </text:span><text:span text:style-name="T13">ME3/demo1</text:span><text:span text:style-name="T11"> on this MS, write to the CORRECTED_DATA column, make an </text:span><text:span text:style-name="T17">IQUV</text:span><text:span text:style-name="T11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2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Re-run ME1 exercise 2 to produce an MS with instrumental polarization and alt-az mounts</text:span><text:span text:style-name="T11"><text:line-break/></text:span><text:span text:style-name="T11"> </text:span><text:span text:style-name="T11"><text:tab/></text:span><text:span text:style-name="T14">(fix </text:span><text:span text:style-name="T15">a</text:span><text:span text:style-name="T16">p</text:span><text:span text:style-name="T14">=</text:span><text:span text:style-name="T15">p</text:span><text:span text:style-name="T14">*1e-10)</text:span></text:p>
              </text:list-item>
            </text:list>
            <text:list text:style-name="L2">
              <text:list-item>
                <text:p text:style-name="P4"><text:span text:style-name="T11">Make an per-channel IQUV map of the DATA column</text:span></text:p>
              </text:list-item>
            </text:list>
            <text:list text:style-name="L2">
              <text:list-item>
                <text:p text:style-name="P4"><text:span text:style-name="T11">Modify </text:span><text:span text:style-name="T13">ME3/demo1</text:span><text:span text:style-name="T11"> to correct for P.A. as well</text:span></text:p>
              </text:list-item>
            </text:list>
            <text:list text:style-name="L2">
              <text:list-item>
                <text:p text:style-name="P4"><text:span text:style-name="T11">Write corrections to CORRECTED_DATA</text:span></text:p>
              </text:list-item>
            </text:list>
            <text:list text:style-name="L2">
              <text:list-item>
                <text:p text:style-name="P4"><text:span text:style-name="T11">Make an </text:span><text:span text:style-name="T17">IQUV</text:span><text:span text:style-name="T11"> channel map of the CORRECTED_DATA column</text:span></text:p>
              </text:list-item>
            </text:list>
            <text:list text:style-name="L2">
              <text:list-item>
                <text:p text:style-name="P4"><text:span text:style-name="T11">Did you get the original, uncorrupted point source back? (</text:span><text:span text:style-name="T17">I</text:span><text:span text:style-name="T11">=1 Jy, </text:span><text:span text:style-name="T17">Q</text:span><text:span text:style-name="T11">=.2 Jy, </text:span><text:span text:style-name="T17">U=V=</text:span><text:span text:style-name="T11">0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4" draw:text-style-name="P16" draw:layer="layout" svg:width="23.912cm" svg:height="3.508cm" svg:x="2.058cm" svg:y="1.543cm" presentation:class="title" presentation:user-transformed="true">
          <draw:text-box>
            <text:p text:style-name="P1"><text:span text:style-name="T18">So, Is There Always Such A Beast As “Corrected” </text:span><text:span text:style-name="T19">uv-</text:span><text:span text:style-name="T18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2" draw:text-style-name="P4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4">Take our old <text:span text:style-name="T20">ME2/demo-30-190.M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<text:s/></text:span><text:span text:style-name="T21">re-run ME2/example6-iono.py to corrupt for ionosphe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<text:s/></text:span><text:span text:style-name="T21">make an image to verify corruptions</text:span></text:p>
                  </text:list-item>
                </text:list>
              </text:list-item>
            </text:list>
            <text:list text:style-name="L2">
              <text:list-item>
                <text:p text:style-name="P4">Make a script to take the ionosphere back out, write results to the CORRECTED_DATA column.</text:p>
              </text:list-item>
            </text:list>
            <text:list text:style-name="L2">
              <text:list-item>
                <text:p text:style-name="P4">Make a per-channel map, then a movi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5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4"><text:span text:style-name="T11">In general, </text:span><text:span text:style-name="T12">NO!</text:span></text:p>
              </text:list-item>
            </text:list>
            <text:list text:style-name="L2">
              <text:list-item>
                <text:p text:style-name="P4"><text:span text:style-name="T17">uv</text:span><text:span text:style-name="T11">-plane effects (the </text:span><text:span text:style-name="T22">G</text:span><text:span text:style-name="T11">s) can be taken out.</text:span></text:p>
              </text:list-item>
            </text:list>
            <text:list text:style-name="L2">
              <text:list-item>
                <text:p text:style-name="P4"><text:span text:style-name="T11">Image-plane effects correspond to convolution in the </text:span><text:span text:style-name="T17">uv</text:span><text:span text:style-name="T11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5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23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...and with each baseline's </text:span><text:span text:style-name="T24">uv</text:span><text:span text:style-name="T23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3"/></text:p>
                  </text:list-item>
                </text:list>
              </text:list-item>
            </text:list>
            <text:list text:style-name="L8">
              <text:list-item>
                <text:p text:style-name="P19"><text:span text:style-name="T25">(Note: Bhatnagar et al. (EVLA Memo 100) suggest a method for </text:span><text:span text:style-name="T26">approximate</text:span><text:span text:style-name="T25"> correction during the imaging step. We'll return to this later.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5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4"><text:span text:style-name="T11">In general, </text:span><text:span text:style-name="T17">uv-</text:span><text:span text:style-name="T11">data can only be “corrected” for a single point on the sky.</text:span></text:p>
              </text:list-item>
            </text:list>
            <text:list text:style-name="L2">
              <text:list-item>
                <text:p text:style-name="P4"><text:span text:style-name="T11">This is the motivation for facet imaging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0" draw:text-style-name="P2" draw:layer="layout" svg:width="23.912cm" svg:height="12.98cm" svg:x="2.058cm" svg:y="5.838cm" presentation:class="outline" presentation:user-transformed="true">
          <draw:text-box>
            <text:list text:style-name="L5" text:continue-numbering="true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know this, this is simulatio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pan text:style-name="T27"><text:s/></text:span><text:span text:style-name="T27">Fit to observed visibilities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28">solving for parameters of sky and/or instrument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29"><text:s/></text:span><text:span text:style-name="T29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1" draw:text-style-name="P20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2"><text:span text:style-name="T23">A tree evaluating any </text:span><text:span text:style-name="T24">m(t,</text:span><text:span text:style-name="T30"></text:span><text:span text:style-name="T24">) </text:span><text:span text:style-name="T31">also depends on values of parameters up in the tree. We write this as: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m</text:span><text:span text:style-name="T24">(t,</text:span><text:span text:style-name="T33"></text:span><text:span text:style-name="T34">;a,b,...</text:span><text:span text:style-name="T35">)</text:span></text:p>
              </text:list-item>
            </text:list>
            <text:list text:style-name="L2">
              <text:list-item>
                <text:p text:style-name="P2"><text:span text:style-name="T23">Imagine a “magic” constant node </text:span><text:span text:style-name="T36">a</text:span><text:span text:style-name="T31"> that returns not one, but two values: </text:span><text:span text:style-name="T24">a</text:span><text:span text:style-name="T31"> and </text:span><text:span text:style-name="T24">a+</text:span><text:span text:style-name="T30"></text:span><text:span text:style-name="T24">a</text:span><text:span text:style-name="T31">.</text:span></text:p>
              </text:list-item>
            </text:list>
            <text:list text:style-name="L2">
              <text:list-item>
                <text:p text:style-name="P2"><text:span text:style-name="T31">Its parent, </text:span><text:span text:style-name="T24">f</text:span><text:span text:style-name="T31">, then returns </text:span><text:span text:style-name="T24">f(a)</text:span><text:span text:style-name="T31"> and </text:span><text:span text:style-name="T24">f(a+</text:span><text:span text:style-name="T33"></text:span><text:span text:style-name="T24">a)...</text:span></text:p>
              </text:list-item>
            </text:list>
            <text:list text:style-name="L2">
              <text:list-item>
                <text:p text:style-name="P2"><text:span text:style-name="T31">...and at the bottom we get </text:span><text:span text:style-name="T32">m</text:span><text:span text:style-name="T24">(t,</text:span><text:span text:style-name="T33"></text:span><text:span text:style-name="T34">;a</text:span><text:span text:style-name="T35">)</text:span><text:span text:style-name="T37"> and </text:span><text:span text:style-name="T38">m</text:span><text:span text:style-name="T35">(t,</text:span><text:span text:style-name="T33"></text:span><text:span text:style-name="T34">;a+</text:span><text:span text:style-name="T33"></text:span><text:span text:style-name="T34">a</text:span><text:span text:style-name="T35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12" draw:text-style-name="P1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Maaijke's Tur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cd Workshop2007/Solver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3:<text:line-break/>Fitting The Ionosphere</text:p>
          </draw:text-box>
        </draw:frame>
        <draw:frame presentation:style-name="pr2" draw:text-style-name="P15" draw:layer="layout" svg:width="23.912cm" svg:height="13.579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Start with </text:span><text:span text:style-name="T13">Intro1/example7-iono3.py</text:span></text:p>
              </text:list-item>
            </text:list>
            <text:list text:style-name="L2">
              <text:list-item>
                <text:p text:style-name="P4"><text:span text:style-name="T39">Take the tec:2 node, which returns TEC as a function of </text:span><text:span text:style-name="T40">x,y,t</text:span></text:p>
              </text:list-item>
            </text:list>
            <text:list text:style-name="L2">
              <text:list-item>
                <text:p text:style-name="P4"><text:span text:style-name="T39">Make a solver tre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1">TEC(t;xy) on one s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1">MIM(t;xy) on other sid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7">each </text:span><text:span text:style-name="T35">c</text:span><text:span text:style-name="T42">kl</text:span><text:span text:style-name="T35">(t)</text:span><text:span text:style-name="T41"> should be a polc in time, you solve for its coeffic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1">polynomial order (in time and </text:span><text:span text:style-name="T35">xy</text:span><text:span text:style-name="T41">) should be a compile-time option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39">Play with various polynomials to see how well we can fit the TEC.</text:span></text:p>
              </text:list-item>
            </text:list>
          </draw:text-box>
        </draw:frame>
        <draw:frame draw:style-name="gr4" draw:layer="layout" svg:width="10.51cm" svg:height="2.076cm" svg:x="16cm" svg:y="10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5" draw:text-style-name="P21" draw:layer="layout" svg:width="25.685cm" svg:height="13.231cm" svg:x="1.315cm" svg:y="5.72cm" presentation:class="outline" presentation:user-transformed="true">
          <draw:text-box>
            <text:list text:style-name="L2">
              <text:list-item>
                <text:p text:style-name="P4"><text:span text:style-name="T11">A model tree computes corrupted visibilities </text:span><text:span text:style-name="T22">X</text:span><text:span text:style-name="T43">pq</text:span><text:span text:style-name="T17">(t,</text:span><text:span text:style-name="T44"></text:span><text:span text:style-name="T17">)</text:span></text:p>
              </text:list-item>
            </text:list>
            <text:list text:style-name="L2">
              <text:list-item>
                <text:p text:style-name="P4"><text:span text:style-name="T45">Spigots return observed data </text:span><text:span text:style-name="T22">V</text:span><text:span text:style-name="T43">pq</text:span><text:span text:style-name="T17">(t,</text:span><text:span text:style-name="T44"></text:span><text:span text:style-name="T17">)</text:span></text:p>
              </text:list-item>
            </text:list>
            <text:list text:style-name="L2">
              <text:list-item>
                <text:p text:style-name="P4"><text:span text:style-name="T45">We can take the difference and form up a </text:span><text:span text:style-name="T46"></text:span><text:span text:style-name="T47">2</text:span><text:span text:style-name="T48"> sum...</text:span></text:p>
              </text:list-item>
            </text:list>
            <text:list text:style-name="L2">
              <text:list-item>
                <text:p text:style-name="P4"><text:span text:style-name="T48">...and try to minimize it w.r.t. the solvable parameters.</text:span></text:p>
              </text:list-item>
            </text:list>
            <text:list text:style-name="L2">
              <text:list-item>
                <text:p text:style-name="P4"><text:span text:style-name="T48">Which is the same as fitting the model to the data, in a least-squares sense.</text:span></text:p>
              </text:list-item>
            </text:list>
            <text:list text:style-name="L2">
              <text:list-item>
                <text:p text:style-name="P4"><text:span text:style-name="T48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12" draw:text-style-name="P1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A Real-Life Example: 3C343</text:p>
          </draw:text-box>
        </draw:frame>
        <draw:frame presentation:style-name="pr2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49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9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9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9">Significant polarization</text:span></text:p>
              </text:list-item>
            </text:list>
            <text:list text:style-name="L2">
              <text:list-item>
                <text:p text:style-name="P4"><text:span text:style-name="T49">12-hour WSRT observation, 03/08/2000</text:span></text:p>
              </text:list-item>
            </text:list>
            <text:list text:style-name="L2">
              <text:list-item>
                <text:p text:style-name="P4"><text:span text:style-name="T49">64 channels ~ 1.2 Ghz (we use 26)</text:span></text:p>
              </text:list-item>
            </text:list>
            <text:list text:style-name="L2">
              <text:list-item>
                <text:p text:style-name="P4"><text:span text:style-name="T50">3C343.MS</text:span><text:span text:style-name="T49"> pre-processed by Michiel Brentjens</text:span></text:p>
              </text:list-item>
            </text:list>
            <text:list text:style-name="L2">
              <text:list-item>
                <text:p text:style-name="P4"><text:span text:style-name="T49">Pristine copy:</text:span><text:span text:style-name="T49"><text:line-break/></text:span><text:span text:style-name="T51">cp -a (/net/birch)/data/oms/Workshop2007/3C343.MS .</text:span><text:span text:style-name="T52"><text:line-break/></text:span><text:span text:style-name="T53">(</text:span><text:span text:style-name="T51">/apps/Timba/data</text:span><text:span text:style-name="T53"> on jop0x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Viewing MS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ee <text:span text:style-name="T20">ME3/demo2-view343.py</text:span></text:p>
              </text:list-item>
            </text:list>
            <text:list text:style-name="L2">
              <text:list-item>
                <text:p text:style-name="P4">This is just like our old spigot-sink script from Intro2, but rewritten with Meow</text:p>
              </text:list-item>
            </text:list>
            <text:list text:style-name="L2">
              <text:list-item>
                <text:p text:style-name="P4">The simplest/quickest kind of MS inspector you can make with MeqTrees, you can use it for any MS...</text:p>
              </text:list-item>
            </text:list>
            <text:list text:style-name="L2">
              <text:list-item>
                <text:p text:style-name="P4">Load the inspect_spigots bookmark and run the tree.</text:p>
              </text:list-item>
            </text:list>
            <text:list text:style-name="L2">
              <text:list-item>
                <text:p text:style-name="P4">Make an image of the DATA colum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See <text:span text:style-name="T20">ME3/demo4-cal343.py</text:span><text:span text:style-name="T21">, build the tree but do not run it yet</text:span></text:p>
              </text:list-item>
            </text:list>
            <text:list text:style-name="L2">
              <text:list-item>
                <text:p text:style-name="P4">This uses Meow to construct a model with two point sources</text:p>
              </text:list-item>
            </text:list>
            <text:list text:style-name="L2">
              <text:list-item>
                <text:p text:style-name="P4">Simultaneous solution for two sources</text:p>
              </text:list-item>
            </text:list>
            <text:list text:style-name="L2">
              <text:list-item>
                <text:list>
                  <text:list-item>
                    <text:p text:style-name="P13">note how this is different from peeling</text:p>
                  </text:list-item>
                </text:list>
              </text:list-item>
            </text:list>
            <text:list text:style-name="L2">
              <text:list-item>
                <text:p text:style-name="P4">I and Q fluxes are <text:span text:style-name="T8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2" draw:text-style-name="P4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I and Q fluxes are set up with a <text:span text:style-name="T54">shape, </text:span><text:span text:style-name="T55">to make them polynomials of frequency</text:span></text:p>
              </text:list-item>
            </text:list>
            <text:list text:style-name="L2">
              <text:list-item>
                <text:p text:style-name="P4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8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2">...and estimate derivatives.</text:p>
              </text:list-item>
            </text:list>
            <text:list text:style-name="L2">
              <text:list-item>
                <text:p text:style-name="P2">A <text:span text:style-name="T8">Meq.Solver</text:span> uses these to run an iterative solution</text:p>
              </text:list-item>
            </text:list>
            <text:list text:style-name="L2">
              <text:list-item>
                <text:p text:style-name="P4">A separate solution is run for each tile.</text:p>
              </text:list-item>
            </text:list>
            <text:list text:style-name="L2">
              <text:list-item>
                <text:p text:style-name="P4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Once we have a solution, we want to <text:span text:style-name="T54">apply</text:span> it to the data to generate, e.g., corrected data, or residuals</text:p>
              </text:list-item>
            </text:list>
            <text:list text:style-name="L2">
              <text:list-item>
                <text:p text:style-name="P4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4">A <text:span text:style-name="T8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et Solver options in TDL Exec menu:</text:p>
              </text:list-item>
            </text:list>
            <text:list text:style-name="L2">
              <text:list-item>
                <text:list>
                  <text:list-item>
                    <text:p text:style-name="P13">Convergence threshold: 0.00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ssume balanced equations: false</text:p>
                  </text:list-item>
                </text:list>
              </text:list-item>
            </text:list>
            <text:list text:style-name="L2">
              <text:list-item>
                <text:p text:style-name="P4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4">Observe plots in bookmarks.</text:p>
              </text:list-item>
            </text:list>
            <text:list text:style-name="L2">
              <text:list-item>
                <text:p text:style-name="P4">We should get <text:span text:style-name="T54">I</text:span> fluxes of 5.5~6 Jy and 1.6~1.8 J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1" draw:text-style-name="P1" draw:layer="layout" svg:width="26.5cm" svg:height="3.257cm" svg:x="1cm" svg:y="1.668cm" presentation:class="title" presentation:user-transformed="true">
          <draw:text-box>
            <text:p text:style-name="P1">Solving For Phase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Flux solutions have been written out to a table (<text:span text:style-name="T20">3C343.MS/sources.mep</text:span>)</text:p>
              </text:list-item>
            </text:list>
            <text:list text:style-name="L2">
              <text:list-item>
                <text:p text:style-name="P4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4">So now we can try to solve for gain-phases, while keeping fluxes fixe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4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Exercise 4, Continued</text:p>
          </draw:text-box>
        </draw:frame>
        <draw:frame presentation:style-name="pr13" draw:text-style-name="P22" draw:layer="layout" svg:width="23.912cm" svg:height="10.954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3">Set tile size to 1 (i.e. a separate phase solution for every timeslot)</text:span></text:p>
              </text:list-item>
            </text:list>
            <text:list text:style-name="L2">
              <text:list-item>
                <text:p text:style-name="P4"><text:span text:style-name="T23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3">Run the tree</text:span></text:p>
              </text:list-item>
            </text:list>
            <text:list text:style-name="L2">
              <text:list-item>
                <text:p text:style-name="P4"><text:span text:style-name="T23">Complete MS would take too long, but you can verify correctness by tracking </text:span><text:span text:style-name="T56"></text:span><text:span text:style-name="T57">2</text:span><text:span text:style-name="T23">, which should get smaller.</text:span></text:p>
              </text:list-item>
            </text:list>
            <text:list text:style-name="L2">
              <text:list-item>
                <text:p text:style-name="P4"><text:span text:style-name="T23">Look also at the residual inspector.</text:span></text:p>
              </text:list-item>
            </text:list>
            <text:list text:style-name="L2">
              <text:list-item>
                <text:p text:style-name="P4"><text:span text:style-name="T23">If you're ambitious, add an “inspector” for phas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lagg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Real data has RFI and stuff, always needs flagging</text:p>
              </text:list-item>
            </text:list>
            <text:list text:style-name="L2">
              <text:list-item>
                <text:p text:style-name="P4">Spigots read flags from the MS, and include them in their Results</text:p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list>
                  <text:list-item>
                    <text:p text:style-name="P13">the MS we used had some coarse preliminary flagging done, but it is obviously not su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Most solve trees look similar, and involve a lot of housekeeping.</text:p>
              </text:list-item>
            </text:list>
            <text:list text:style-name="L2">
              <text:list-item>
                <text:p text:style-name="P4">...which is usually all the same.</text:p>
              </text:list-item>
            </text:list>
            <text:list text:style-name="L2">
              <text:list-item>
                <text:p text:style-name="P4">Sounds like a job for a framework.</text:p>
              </text:list-item>
            </text:list>
            <text:list text:style-name="L2">
              <text:list-item>
                <text:p text:style-name="P4"><text:span text:style-name="T8">Meow.StdTrees</text:span> implements a standard solver tree (among other things)</text:p>
              </text:list-item>
            </text:list>
            <text:list text:style-name="L2">
              <text:list-item>
                <text:p text:style-name="P4">See <text:span text:style-name="T20">ME3/example3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pan text:style-name="T58">DO</text:span> Try This At Home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We'll try to do a “complete” calibration</text:p>
              </text:list-item>
            </text:list>
            <text:list text:style-name="L2">
              <text:list-item>
                <text:p text:style-name="P4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4">I'll run it myself</text:p>
              </text:list-item>
            </text:list>
            <text:list text:style-name="L2">
              <text:list-item>
                <text:p text:style-name="P4">Please load up and study the tree and script, but don't execute anything.</text:p>
              </text:list-item>
            </text:list>
            <text:list text:style-name="L2">
              <text:list-item>
                <text:p text:style-name="P2">You can try running it yourself off-line (as long as you don't do it all together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We form up a predict tree as before</text:p>
              </text:list-item>
            </text:list>
            <text:list text:style-name="L2">
              <text:list-item>
                <text:p text:style-name="P4">We then create a standard <text:span text:style-name="T8">SolveTree</text:span> based on our predict tree</text:p>
              </text:list-item>
            </text:list>
            <text:list text:style-name="L2">
              <text:list-item>
                <text:p text:style-name="P4">We give it inputs (the spigots), and we get back outputs (the residuals)</text:p>
              </text:list-item>
            </text:list>
            <text:list text:style-name="L2">
              <text:list-item>
                <text:p text:style-name="P4">We correct the residuals</text:p>
              </text:list-item>
            </text:list>
            <text:list text:style-name="L2">
              <text:list-item>
                <text:p text:style-name="P4">...add a few visualizers</text:p>
              </text:list-item>
            </text:list>
            <text:list text:style-name="L2">
              <text:list-item>
                <text:p text:style-name="P4">And feed the residuals to sinks</text:p>
              </text:list-item>
            </text:list>
            <text:list text:style-name="L2">
              <text:list-item>
                <text:p text:style-name="P4">Finally, we define some “solve jobs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Problem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The problem: we use something like Meow to form up trees</text:p>
              </text:list-item>
            </text:list>
            <text:list text:style-name="L2">
              <text:list-item>
                <text:p text:style-name="P4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4">...yet we must pass a list of parameters to the solver so that we can solve for the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Solution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4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4">In this case matching the given <text:span text:style-name="T8">tags</text:span><text:span text:style-name="T59">.</text:span></text:p>
              </text:list-item>
            </text:list>
            <text:list text:style-name="L2">
              <text:list-item>
                <text:p text:style-name="P4"><text:span text:style-name="T59">When Meow creates Meq.Parms, it tags them, following a certain convention</text:span></text:p>
              </text:list-item>
            </text:list>
            <text:list text:style-name="L2">
              <text:list-item>
                <text:p text:style-name="P4"><text:span text:style-name="T59"><text:s/></text:span><text:span text:style-name="T60">predict.search(tags=”flux solvable”)</text:span><text:span text:style-name="T61"> </text:span><text:span text:style-name="T59"><text:line-break/></text:span><text:span text:style-name="T59">then returns all solvables related to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At the top level, we don't need to know any details about which Meq.Parms our tree has</text:p>
              </text:list-item>
            </text:list>
            <text:list text:style-name="L2">
              <text:list-item>
                <text:p text:style-name="P4">...we just need to know the tagging convention</text:p>
              </text:list-item>
            </text:list>
            <text:list text:style-name="L2">
              <text:list-item>
                <text:p text:style-name="P4">We then have a generic mechanism for finding “interesting” sets of nodes</text:p>
              </text:list-item>
            </text:list>
            <text:list text:style-name="L2">
              <text:list-item>
                <text:p text:style-name="P4">Useful for other things, too:</text:p>
              </text:list-item>
            </text:list>
            <text:list text:style-name="L2">
              <text:list-item>
                <text:list>
                  <text:list-item>
                    <text:p text:style-name="P13">e.g. generating book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2" draw:text-style-name="P4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4">Note how the “TDL Exec” menu now has separate sub-menus for different kinds of solutions</text:p>
              </text:list-item>
            </text:list>
            <text:list text:style-name="L2">
              <text:list-item>
                <text:p text:style-name="P4">These are set up by SolveTree.define_solve_job()</text:p>
              </text:list-item>
            </text:list>
            <text:list text:style-name="L2">
              <text:list-item>
                <text:p text:style-name="P4">Each kind of solution can have its own set of solver options, tiling, etc.</text:p>
              </text:list-item>
            </text:list>
            <text:list text:style-name="L2">
              <text:list-item>
                <text:p text:style-name="P4">We now clear out the old solutions, and solve for fluxes anew</text:p>
              </text:list-item>
            </text:list>
            <text:list text:style-name="L2">
              <text:list-item>
                <text:p text:style-name="P4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Fluxes are underestimated (5.3, 1.6 Jy) because phases are unaligned</text:span></text:p>
              </text:list-item>
            </text:list>
            <text:list text:style-name="L2">
              <text:list-item>
                <text:p text:style-name="P4"><text:span text:style-name="T11">We now solve for phases, using the current flux solution</text:span></text:p>
              </text:list-item>
            </text:list>
            <text:list text:style-name="L2">
              <text:list-item>
                <text:p text:style-name="P4"><text:span text:style-name="T11">We solve with a tile size of 15, while the phase parameters are subtiled with a size of 1. This makes the solution go faster (and more parallel)</text:span></text:p>
              </text:list-item>
            </text:list>
            <text:list text:style-name="L2">
              <text:list-item>
                <text:p text:style-name="P4"><text:span text:style-name="T11">Observe residuals and G inspectors as we go along</text:span></text:p>
              </text:list-item>
            </text:list>
            <text:list text:style-name="L2">
              <text:list-item>
                <text:p text:style-name="P4"><text:span text:style-name="T11">Observe map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4"><text:span text:style-name="T11">Note that at no stage is the </text:span><text:span text:style-name="T62">input</text:span><text:span text:style-name="T11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4"><text:span text:style-name="T11">This time we get higher flux solutions.</text:span></text:p>
              </text:list-item>
            </text:list>
            <text:list text:style-name="L2">
              <text:list-item>
                <text:p text:style-name="P4"><text:span text:style-name="T11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4"><text:span text:style-name="T11">Observe G inspector.</text:span></text:p>
              </text:list-item>
            </text:list>
            <text:list text:style-name="L2">
              <text:list-item>
                <text:p text:style-name="P4"><text:span text:style-name="T11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4"><text:span text:style-name="T11">Conjecture: the off-center gain varies differently from the on-center gain. Pointing errors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5:<text:line-break/>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4">Start with <text:span text:style-name="T20">ME3/demo4-meeeow343.py</text:span></text:p>
              </text:list-item>
            </text:list>
            <text:list text:style-name="L2">
              <text:list-item>
                <text:p text:style-name="P4"><text:span text:style-name="T21">Add an E-Jones term for off-center (differential) gain</text:span></text:p>
              </text:list-item>
            </text:list>
            <text:list text:style-name="L2">
              <text:list-item>
                <text:p text:style-name="P4"><text:span text:style-name="T21">Solve for G and E amplitudes simultaneously, or for E separately</text:span></text:p>
              </text:list-item>
            </text:list>
            <text:list text:style-name="L2">
              <text:list-item>
                <text:p text:style-name="P4"><text:span text:style-name="T21">Observe the E inspector</text:span></text:p>
              </text:list-item>
            </text:list>
            <text:list text:style-name="L2">
              <text:list-item>
                <text:p text:style-name="P4"><text:span text:style-name="T21">Try to get rid of 3C343 in the residuals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5:<text:line-break/>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4">Refer to <text:span text:style-name="T20">ME3/demo4-meeeow343.py</text:span></text:p>
              </text:list-item>
            </text:list>
            <text:list text:style-name="L2">
              <text:list-item>
                <text:p text:style-name="P4"><text:span text:style-name="T21">We have added an E-Jones term for off-center (differential) gain</text:span></text:p>
              </text:list-item>
            </text:list>
            <text:list text:style-name="L2">
              <text:list-item>
                <text:p text:style-name="P4"><text:span text:style-name="T21">We now solve for G and E amplitudes simultaneously</text:span></text:p>
              </text:list-item>
            </text:list>
            <text:list text:style-name="L2">
              <text:list-item>
                <text:p text:style-name="P4"><text:span text:style-name="T21">Observe the E inspector</text:span></text:p>
              </text:list-item>
            </text:list>
            <text:list text:style-name="L2">
              <text:list-item>
                <text:p text:style-name="P4"><text:span text:style-name="T21">Observe map – 3C343 is almost gone!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4" draw:text-style-name="P15" draw:layer="layout" svg:width="24.942cm" svg:height="11.854cm" svg:x="2.058cm" svg:y="6cm" presentation:class="outline" presentation:user-transformed="true">
          <draw:text-box>
            <text:list text:style-name="L2">
              <text:list-item>
                <text:p text:style-name="P4">By rerunning our flux and G phase solutions, we can completely eliminate both sources</text:p>
              </text:list-item>
            </text:list>
            <text:list text:style-name="L2">
              <text:list-item>
                <text:p text:style-name="P4"><text:span text:style-name="T21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4"><text:span text:style-name="T21">This is essentially the “major cycle”</text:span></text:p>
              </text:list-item>
            </text:list>
            <text:list text:style-name="L2">
              <text:list-item>
                <text:p text:style-name="P4"><text:span text:style-name="T21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In principle anything in the tree can be a solvable parameter</text:p>
              </text:list-item>
            </text:list>
            <text:list text:style-name="L2">
              <text:list-item>
                <text:p text:style-name="P4">...and can be attempted to be solved for (given enough data)</text:p>
              </text:list-item>
            </text:list>
            <text:list text:style-name="L2">
              <text:list-item>
                <text:p text:style-name="P4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4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5" draw:text-style-name="P4" draw:layer="layout" svg:width="24.942cm" svg:height="11.684cm" svg:x="2cm" svg:y="5.682cm" presentation:class="outline" presentation:user-transformed="true">
          <draw:text-box>
            <text:list text:style-name="L2">
              <text:list-item>
                <text:p text:style-name="P4">Let's try to calibrate for the simulated ionosphere we produced before</text:p>
              </text:list-item>
            </text:list>
            <text:list text:style-name="L2">
              <text:list-item>
                <text:p text:style-name="P4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4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4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6" draw:text-style-name="P4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when it doesn't wrap channel to channel!</text:p>
                  </text:list-item>
                </text:list>
              </text:list-item>
            </text:list>
            <text:list text:style-name="L2">
              <text:list-item>
                <text:p text:style-name="P2">We'll simulate TIDs in <text:span text:style-name="T54">x</text:span> and <text:span text:style-name="T54">y</text:span></text:p>
              </text:list-item>
            </text:list>
            <text:list text:style-name="L2">
              <text:list-item>
                <text:p text:style-name="P4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63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3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4">(</text:span><text:span text:style-name="T63">/apps/Timba/data</text:span><text:span text:style-name="T64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2" draw:text-style-name="P4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4">Load up <text:span text:style-name="T65">ME3/demo5-iono-cal.py</text:span><text:span text:style-name="T65"><text:line-break/></text:span><text:span text:style-name="T66">(use “Load TDL script” or Ctrl+L)</text:span></text:p>
              </text:list-item>
            </text:list>
            <text:list text:style-name="L2">
              <text:list-item>
                <text:p text:style-name="P4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Grid size: 1, step: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ubtract sources in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X/Y: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time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Base TEC value: 10</text:p>
                  </text:list-item>
                </text:list>
              </text:list-item>
            </text:list>
            <text:list text:style-name="L2">
              <text:list-item>
                <text:p text:style-name="P2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4">Details of the MIM are hidden inside mims.py, we could in principle add other models there</text:p>
              </text:list-item>
            </text:list>
            <text:list text:style-name="L2">
              <text:list-item>
                <text:p text:style-name="P4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2" draw:text-style-name="P4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4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ynomial or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ough not always...</text:p>
                  </text:list-item>
                </text:list>
              </text:list-item>
            </text:list>
            <text:list text:style-name="L2">
              <text:list-item>
                <text:p text:style-name="P4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orthogonal polynom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oms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2-05T18:00:08</dc:date>
    <meta:print-date>2006-10-16T20:42:10</meta:print-date>
    <dc:language>en-US</dc:language>
    <meta:editing-cycles>105</meta:editing-cycles>
    <meta:editing-duration>P16DT21H23M7S</meta:editing-duration>
    <meta:user-defined meta:name="Info 1"/>
    <meta:user-defined meta:name="Info 2"/>
    <meta:user-defined meta:name="Info 3"/>
    <meta:user-defined meta:name="Info 4"/>
    <meta:document-statistic meta:object-count="2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 math:fontstyle="italic">MIM</math:mi>
          <math:mrow>
            <math:mrow>
              <math:mo math:stretchy="false">(</math:mo>
              <math:mrow>
                <math:mi>t</math:mi>
                <math:mi>;</math:mi>
                <math:mi math:fontstyle="italic">xy</math:mi>
              </math:mrow>
              <math:mo math:stretchy="false">)</math:mo>
            </math:mrow>
            <math:mo math:stretchy="false">=</math:mo>
            <math:mrow>
              <math:munder>
                <math:mo math:stretchy="false">∑</math:mo>
                <math:mrow>
                  <math:mi>k</math:mi>
                  <math:mi>,</math:mi>
                  <math:mi>l</math:mi>
                </math:mrow>
              </math:munder>
              <math:msub>
                <math:mi>c</math:mi>
                <math:mi math:fontstyle="italic">kl</math:mi>
              </math:msub>
            </math:mrow>
          </math:mrow>
          <math:mrow>
            <math:mo math:stretchy="false">(</math:mo>
            <math:mi>t</math:mi>
            <math:mo math:stretchy="false">)</math:mo>
          </math:mrow>
          <math:msup>
            <math:mi>x</math:mi>
            <math:mi>k</math:mi>
          </math:msup>
          <math:msup>
            <math:mi>y</math:mi>
            <math:mi>l</math:mi>
          </math:msup>
        </math:mrow>
      </math:mrow>
    </math:mstyle>
    <math:annotation math:encoding="StarMath 5.0">size 24 { MIM(t;xy) = sum csub {k,l} c_kl(t)x^k y^l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